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b675"/>
    </style:style>
    <style:style style:name="P2" style:family="paragraph" style:parent-style-name="Standard">
      <style:text-properties officeooo:paragraph-rsid="0015b675"/>
    </style:style>
    <style:style style:name="P3" style:family="paragraph" style:parent-style-name="Standard">
      <style:text-properties fo:font-weight="bold" officeooo:rsid="001eb4f4" officeooo:paragraph-rsid="001eb4f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ddition of two fractions</text:p>
      <text:p text:style-name="P1"/>
      <text:p text:style-name="P1">#include &lt;iostream&gt;</text:p>
      <text:p text:style-name="P1"/>
      <text:p text:style-name="P1">using namespace std;</text:p>
      <text:p text:style-name="P1"/>
      <text:p text:style-name="P1">int main(){</text:p>
      <text:p text:style-name="P1"><text:s text:c="3"/></text:p>
      <text:p text:style-name="P1">int a,b,c,d;</text:p>
      <text:p text:style-name="P1">cout&lt;&lt;"Enter the value of a,b,c and d ";</text:p>
      <text:p text:style-name="P1">cin&gt;&gt;a&gt;&gt;b&gt;&gt;c&gt;&gt;d;</text:p>
      <text:p text:style-name="P1">// float sum=0;</text:p>
      <text:p text:style-name="P1">float sum1=(a*d);</text:p>
      <text:p text:style-name="P1">float sum2=(c*b);</text:p>
      <text:p text:style-name="P1">float sum3=(b*d);</text:p>
      <text:p text:style-name="P1">float sum4=sum1+sum2;</text:p>
      <text:p text:style-name="P1">float sum=sum4/sum3;</text:p>
      <text:p text:style-name="P1">cout&lt;&lt;"The sum of two numbers is "&lt;&lt;sum&lt;&lt;endl;</text:p>
      <text:p text:style-name="P1"><text:s text:c="4"/>return 0;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0:56:25.057710883</meta:creation-date>
    <dc:date>2022-06-30T16:20:49.057175686</dc:date>
    <meta:editing-duration>PT6H19M27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45" meta:character-count="313" meta:non-whitespace-character-count="277"/>
  </office:meta>
</office:document-meta>
</file>